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Mon Nov 25 19:47:10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Mon Nov 25 19:47:10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imagebot_2">
          <draw:g id="imagebot_239">
            <draw:path id="imagebot_240" draw:style-name="style0" draw:layer="layout" svg:x="2.164cm" svg:y="0.464cm" svg:width="2.560cm" svg:height="3.734cm" svg:viewBox="0.0 0.0 2560.987 3734.325" svg:d="M 6889.012 2796.194 C 6889.012 3827.444 6315.712 4663.394 5608.537 4663.394 C 4901.324 4663.394 4328.024 3827.444 4328.024 2796.194 C 4328.024 1764.982 4901.324 929.069 5608.537 929.069 C 6315.712 929.069 6889.012 1764.982 6889.012 2796.194 L 6889.012 2796.194 ">
              <!-- 6 nodes -->
            </draw:path>
          </draw:g>
          <!-- id="imagebot_239" -->
          <draw:g id="imagebot_237">
            <draw:path id="imagebot_238" draw:style-name="style1" draw:layer="layout" svg:x="2.560cm" svg:y="2.327cm" svg:width="0.219cm" svg:height="0.556cm" svg:viewBox="0.0 0.0 219.300 556.575" svg:d="M 5339.940 4933.312 C 5339.940 5087.025 5290.815 5211.600 5230.289 5211.600 C 5169.727 5211.600 5120.639 5087.025 5120.639 4933.312 C 5120.639 4779.600 5169.727 4655.025 5230.289 4655.025 C 5290.815 4655.025 5339.940 4779.600 5339.940 4933.312 L 5339.940 4933.312 ">
              <!-- 6 nodes -->
            </draw:path>
          </draw:g>
          <!-- id="imagebot_237" -->
          <draw:g id="imagebot_235">
            <draw:path id="imagebot_236" draw:style-name="style1" draw:layer="layout" svg:x="3.618cm" svg:y="2.387cm" svg:width="0.219cm" svg:height="0.556cm" svg:viewBox="0.0 0.0 219.262 556.612" svg:d="M 7456.537 5053.335 C 7456.537 5207.047 7407.449 5331.622 7346.925 5331.622 C 7286.362 5331.622 7237.275 5207.047 7237.275 5053.335 C 7237.275 4899.585 7286.362 4775.010 7346.925 4775.010 C 7407.449 4775.010 7456.537 4899.585 7456.537 5053.335 L 7456.537 5053.335 ">
              <!-- 6 nodes -->
            </draw:path>
          </draw:g>
          <!-- id="imagebot_235" -->
          <draw:g id="imagebot_233">
            <draw:path id="imagebot_234" draw:style-name="style2" draw:layer="layout" svg:x="2.226cm" svg:y="2.024cm" svg:width="0.594cm" svg:height="0.175cm" svg:viewBox="0.0 0.0 594.075 175.780" svg:d="M 5028.914 4205.689 C 5028.914 4205.689 4899.614 4025.764 4472.339 4076.389 L 5028.914 4205.689 ">
              <!-- 3 nodes -->
            </draw:path>
          </draw:g>
          <!-- id="imagebot_233" -->
          <draw:g id="imagebot_231">
            <draw:path id="imagebot_232" draw:style-name="style2" draw:layer="layout" svg:x="3.486cm" svg:y="2.018cm" svg:width="0.599cm" svg:height="0.221cm" svg:viewBox="0.0 0.0 599.737 221.032" svg:d="M 6991.049 4239.157 C 6991.049 4239.157 7176.562 4025.519 7553.287 4059.232 L 6991.049 4239.157 ">
              <!-- 3 nodes -->
            </draw:path>
          </draw:g>
          <!-- id="imagebot_231" -->
          <draw:g id="imagebot_229">
            <draw:path id="imagebot_230" draw:style-name="style3" draw:layer="layout" svg:x="3.645cm" svg:y="2.445cm" svg:width="0.092cm" svg:height="0.138cm" svg:viewBox="0.0 0.0 92.385 138.426" svg:d="M 7379.464 4970.317 C 7370.314 5008.155 7343.614 5034.105 7319.764 5028.367 C 7295.951 5022.667 7284.064 4987.380 7293.214 4949.505 C 7302.364 4911.742 7328.989 4885.792 7352.839 4891.530 C 7376.689 4897.267 7388.539 4932.517 7379.464 4970.317 L 7379.464 4970.317 ">
              <!-- 6 nodes -->
            </draw:path>
          </draw:g>
          <!-- id="imagebot_229" -->
          <draw:g id="imagebot_227">
            <draw:path id="imagebot_228" draw:style-name="style3" draw:layer="layout" svg:x="2.605cm" svg:y="2.377cm" svg:width="0.092cm" svg:height="0.138cm" svg:viewBox="0.0 0.0 92.362 138.454" svg:d="M 5301.222 4834.089 C 5292.072 4871.927 5265.409 4897.877 5241.597 4892.139 C 5217.747 4886.439 5205.859 4851.152 5215.009 4813.277 C 5224.122 4775.514 5250.822 4749.564 5274.597 4755.264 C 5298.447 4761.039 5310.334 4796.252 5301.222 4834.089 L 5301.222 4834.089 ">
              <!-- 6 nodes -->
            </draw:path>
          </draw:g>
          <!-- id="imagebot_227" -->
          <draw:g id="imagebot_225">
            <draw:path id="imagebot_226" draw:style-name="style4" draw:fill-gradient-name="gradient0" draw:layer="layout" svg:x="4.432cm" svg:y="0.273cm" svg:width="1.650cm" svg:height="3.510cm" svg:viewBox="0.0 0.0 1650.743 3510.643" svg:d="M 8952.206 546.834 C 8952.206 546.834 10776.843 599.521 10484.418 3095.709 C 10191.993 5591.896 10483.256 2487.346 10079.643 2083.733 C 10079.643 2083.733 10158.468 2657.184 9764.868 3264.383 C 9764.868 3264.383 9828.093 2710.434 9706.481 2442.083 C 9706.481 2442.083 8544.318 1382.333 8952.206 546.833 L 8952.206 546.834 ">
              <!-- 7 nodes -->
            </draw:path>
          </draw:g>
          <!-- id="imagebot_225" -->
          <draw:g id="imagebot_218">
            <draw:g id="imagebot_219">
              <draw:g id="imagebot_220">
                <draw:g id="imagebot_222">
                  <draw:path id="imagebot_223" draw:style-name="style1" draw:layer="layout" svg:x="4.440cm" svg:y="0.520cm" svg:width="0.944cm" svg:height="2.035cm" svg:viewBox="0.0 0.0 944.743 2035.388" svg:d="M 8883.090 1040.849 C 8883.090 1040.849 10209.990 1275.149 9713.865 2689.124 C 9217.740 4103.099 8843.228 1200.562 8883.090 1040.849 L 8883.090 1040.849 ">
                    <!-- 4 nodes -->
                  </draw:path>
                </draw:g>
                <!-- id="imagebot_222" -->
              </draw:g>
              <!-- id="imagebot_220" -->
            </draw:g>
            <!-- id="imagebot_219" -->
          </draw:g>
          <!-- id="imagebot_218" -->
          <draw:g id="imagebot_216">
            <draw:path id="imagebot_217" draw:style-name="style0" draw:layer="layout" svg:x="4.484cm" svg:y="2.352cm" svg:width="0.718cm" svg:height="0.938cm" svg:viewBox="0.0 0.0 718.066 938.845" svg:d="M 9551.090 5314.163 C 9396.102 5561.513 9170.202 5699.138 9046.565 5621.663 C 8922.965 5544.113 8948.240 5280.826 9103.302 5033.513 C 9258.290 4786.126 9484.227 4648.501 9607.902 4726.013 C 9731.502 4803.526 9706.115 5066.776 9551.090 5314.163 L 9551.090 5314.163 ">
              <!-- 6 nodes -->
            </draw:path>
          </draw:g>
          <!-- id="imagebot_216" -->
          <draw:g id="imagebot_214">
            <draw:path id="imagebot_215" draw:style-name="style5" draw:layer="layout" svg:x="2.863cm" svg:y="3.319cm" svg:width="0.877cm" svg:height="0.328cm" svg:viewBox="0.0 0.0 877.898 328.020" svg:d="M 5727.839 6737.977 C 5727.839 6737.977 5997.689 6990.952 6469.965 6695.789 C 6942.239 6400.627 6056.752 7395.764 5727.839 6737.977 L 5727.839 6737.977 ">
              <!-- 4 nodes -->
            </draw:path>
          </draw:g>
          <!-- id="imagebot_214" -->
          <draw:g id="imagebot_198">
            <draw:path id="imagebot_199" draw:style-name="style0" draw:layer="layout" svg:x="2.797cm" svg:y="5.702cm" svg:width="2.133cm" svg:height="1.606cm" svg:viewBox="0.0 0.0 2133.840 1606.162" svg:d="M 7296.112 11442.524 C 7296.112 11442.524 7415.324 12136.875 6836.512 12348.937 C 6257.699 12561.037 5733.187 12639.750 5595.224 12757.799 L 5595.224 13010.812 C 5595.224 13010.812 6507.224 12676.987 7095.974 12676.987 C 7684.724 12676.987 7751.512 12754.500 7723.949 11404.649 L 7296.112 11442.524 ">
              <!-- 7 nodes -->
            </draw:path>
          </draw:g>
          <!-- id="imagebot_198" -->
          <draw:g id="imagebot_196">
            <draw:path id="imagebot_197" draw:style-name="style0" draw:layer="layout" svg:x="2.071cm" svg:y="3.844cm" svg:width="3.061cm" svg:height="6.237cm" svg:viewBox="0.0 0.0 3061.711 6237.781" svg:d="M 6216.899 7689.000 L 6216.899 8120.287 C 6216.899 8120.287 6714.487 8408.062 7026.487 8667.787 C 7338.487 8927.474 7144.537 9959.437 7144.537 9959.437 C 6984.337 9825.975 6334.949 9987.487 6334.949 9987.487 L 6334.949 9706.687 C 5744.662 10198.050 5997.637 10675.387 5997.637 10675.387 C 7144.537 11896.875 6739.762 13749.749 6739.762 13749.749 C 5795.287 14199.000 4142.399 13651.499 4142.399 13651.499 C 4445.962 13174.500 4564.050 10254.149 4564.050 10254.149 C 4564.050 9650.587 4294.199 9327.637 4462.837 8906.475 C 4631.512 8485.274 5542.274 8162.362 5542.274 8162.362 L 5501.512 7979.287 C 5501.512 7979.287 5979.149 7891.987 6216.899 7689.000 L 6216.899 7689.000 ">
              <!-- 15 nodes -->
            </draw:path>
          </draw:g>
          <!-- id="imagebot_196" -->
          <draw:g id="imagebot_194">
            <draw:path id="imagebot_195" draw:style-name="style3" draw:layer="layout" svg:x="2.863cm" svg:y="3.376cm" svg:width="0.742cm" svg:height="0.204cm" svg:viewBox="0.0 0.0 742.124 204.687" svg:d="M 6373.649 6883.350 C 6433.387 6813.824 6470.024 6752.099 6470.024 6752.099 C 5997.787 7047.262 5727.899 6794.287 5727.899 6794.287 C 5749.724 6837.899 5771.924 6875.099 5794.349 6907.425 C 6000.224 7003.312 6235.537 6939.637 6373.649 6883.350 L 6373.649 6883.350 ">
              <!-- 6 nodes -->
            </draw:path>
          </draw:g>
          <!-- id="imagebot_194" -->
          <draw:g id="imagebot_192">
            <draw:path id="imagebot_193" draw:style-name="style6" draw:layer="layout" svg:x="2.071cm" svg:y="4.287cm" svg:width="3.121cm" svg:height="5.795cm" svg:viewBox="0.0 0.0 3121.656 5795.204" svg:d="M 6236.625 8575.199 C 6084.337 8612.512 5845.799 8644.687 5523.562 8612.512 C 5394.974 8660.437 4617.300 8963.699 4462.687 9349.799 C 4294.050 9770.999 4563.937 10093.912 4563.937 10697.512 C 4563.937 10697.512 4445.850 13617.824 4142.250 14094.824 C 4142.250 14094.824 5795.175 14642.699 6739.649 14193.449 C 6739.649 14193.449 7144.425 12340.199 5997.524 11118.712 C 5997.524 11118.712 5744.550 10641.412 6334.837 10150.012 L 6334.837 10430.812 C 6334.837 10430.812 6984.225 10269.337 7144.425 10402.762 C 7304.625 10536.187 7338.374 9370.837 7026.375 9111.112 C 6750.712 8881.724 6330.975 8630.737 6236.625 8575.199 L 6236.625 8575.199 ">
              <!-- 13 nodes -->
            </draw:path>
          </draw:g>
          <!-- id="imagebot_192" -->
          <draw:g id="imagebot_185">
            <draw:g id="imagebot_186">
              <draw:g id="imagebot_187">
                <draw:g id="imagebot_189">
                  <draw:path id="imagebot_190" draw:style-name="style1" draw:layer="layout" svg:x="3.430cm" svg:y="3.894cm" svg:width="0.715cm" svg:height="0.364cm" svg:viewBox="0.0 0.0 715.387 364.162" svg:d="M 7575.862 7788.599 C 7338.112 8003.324 6860.474 8095.649 6860.474 8095.649 L 6872.512 8152.762 C 7140.262 8123.362 7400.362 8036.249 7575.862 7966.087 L 7575.862 7788.599 L 7575.862 7788.599 Z">
                    <!-- 6 nodes -->
                  </draw:path>
                </draw:g>
                <!-- id="imagebot_189" -->
              </draw:g>
              <!-- id="imagebot_187" -->
            </draw:g>
            <!-- id="imagebot_186" -->
          </draw:g>
          <!-- id="imagebot_185" -->
          <draw:g id="imagebot_178">
            <draw:g id="imagebot_179">
              <draw:g id="imagebot_180">
                <draw:g id="imagebot_182">
                  <draw:path id="imagebot_183" draw:style-name="style7" draw:layer="layout" svg:x="2.883cm" svg:y="1.406cm" svg:width="0.619cm" svg:height="0.970cm" svg:viewBox="0.0 0.0 619.416 970.983" svg:d="M 5771.516 2926.974 C 5771.516 2926.974 5741.253 3279.962 6231.416 3675.924 C 6721.578 4071.887 5898.603 3259.749 5854.766 3032.049 C 5854.766 3032.049 6066.528 3297.024 6251.928 3392.274 C 6251.928 3392.274 5714.516 2502.174 5771.516 2926.974 L 5771.516 2926.974 ">
                    <!-- 6 nodes -->
                  </draw:path>
                </draw:g>
                <!-- id="imagebot_182" -->
              </draw:g>
              <!-- id="imagebot_180" -->
            </draw:g>
            <!-- id="imagebot_179" -->
          </draw:g>
          <!-- id="imagebot_178" -->
          <draw:g id="imagebot_176">
            <draw:path id="imagebot_177" draw:style-name="style4" draw:fill-gradient-name="gradient1" draw:layer="layout" svg:x="1.621cm" svg:y="-.000cm" svg:width="3.670cm" svg:height="3.586cm" svg:viewBox="0.0 0.0 3670.970 3586.874" svg:d="M 3636.509 1467.322 C 3657.284 1458.735 3327.359 2226.360 3675.922 2507.422 C 3675.922 2507.422 3675.847 1585.297 4193.122 1253.685 C 4193.122 1253.685 4075.034 1967.722 4907.122 2293.747 C 4907.122 2293.747 4479.922 1919.985 4458.209 1557.435 C 4457.647 1548.022 4457.385 1538.610 4457.385 1529.160 C 4457.385 1158.135 5053.297 2378.085 5862.884 2580.510 C 5862.884 2580.510 5227.597 2006.985 5205.097 1624.710 C 5205.097 1624.710 5891.159 2457.097 6318.472 2704.410 C 6318.472 2704.410 6537.509 2788.522 6346.409 3586.860 C 6346.409 3586.860 6604.972 2968.410 6537.509 2608.635 C 6537.509 2608.635 6604.972 3024.660 6604.972 3260.797 C 6604.972 3260.797 8078.009 -67.439 4592.310 461.047 C 4592.310 461.047 4727.310 168.622 5120.835 0.000 C 5120.835 0.000 4279.485 201.997 4186.147 766.485 C 4186.147 766.485 3377.947 888.247 3243.060 1742.797 C 3243.060 1742.797 3299.160 1607.872 3636.510 1467.322 L 3636.509 1467.322 ">
              <!-- 18 nodes -->
            </draw:path>
          </draw:g>
          <!-- id="imagebot_176" -->
          <draw:g id="imagebot_169">
            <draw:g id="imagebot_170">
              <draw:g id="imagebot_171">
                <draw:g id="imagebot_173">
                  <draw:path id="imagebot_174" draw:style-name="style1" draw:layer="layout" svg:x="1.919cm" svg:y="0.880cm" svg:width="1.003cm" svg:height="1.790cm" svg:viewBox="0.0 0.0 1003.636 1790.072" svg:d="M 4841.863 1760.100 C 4841.863 1760.100 3769.288 1929.937 3841.738 3185.887 C 3914.188 4441.837 3779.300 2072.100 4841.863 1760.100 L 4841.863 1760.100 ">
                    <!-- 4 nodes -->
                  </draw:path>
                </draw:g>
                <!-- id="imagebot_173" -->
              </draw:g>
              <!-- id="imagebot_171" -->
            </draw:g>
            <!-- id="imagebot_170" -->
          </draw:g>
          <!-- id="imagebot_169" -->
          <draw:g id="imagebot_162">
            <draw:g id="imagebot_163">
              <draw:g id="imagebot_164">
                <draw:g id="imagebot_166">
                  <draw:path id="imagebot_167" draw:style-name="style1" draw:layer="layout" svg:x="2.922cm" svg:y="0.880cm" svg:width="1.837cm" svg:height="2.327cm" svg:viewBox="0.0 0.0 1837.647 2327.878" svg:d="M 5845.500 1760.100 C 5845.500 1760.100 8010.525 1931.512 7640.625 3599.887 C 7270.725 5268.262 8012.812 2156.437 5845.500 1760.100 L 5845.500 1760.100 ">
                    <!-- 4 nodes -->
                  </draw:path>
                </draw:g>
                <!-- id="imagebot_166" -->
              </draw:g>
              <!-- id="imagebot_164" -->
            </draw:g>
            <!-- id="imagebot_163" -->
          </draw:g>
          <!-- id="imagebot_162" -->
          <draw:g id="imagebot_155">
            <draw:g id="imagebot_156">
              <draw:g id="imagebot_157">
                <draw:g id="imagebot_159">
                  <draw:path id="imagebot_160" draw:style-name="style1" draw:layer="layout" svg:x="2.922cm" svg:y="0.843cm" svg:width="2.229cm" svg:height="1.728cm" svg:viewBox="0.0 0.0 2229.680 1728.509" svg:d="M 5845.500 1723.406 C 5845.500 1723.406 7565.850 1402.931 7962.187 2979.956 C 8358.525 4556.981 7726.050 1310.156 5845.500 1723.406 L 5845.500 1723.406 ">
                    <!-- 4 nodes -->
                  </draw:path>
                </draw:g>
                <!-- id="imagebot_159" -->
              </draw:g>
              <!-- id="imagebot_157" -->
            </draw:g>
            <!-- id="imagebot_156" -->
          </draw:g>
          <!-- id="imagebot_155" -->
          <draw:g id="imagebot_148">
            <draw:g id="imagebot_149">
              <draw:g id="imagebot_150">
                <draw:g id="imagebot_152">
                  <draw:path id="imagebot_153" draw:style-name="style7" draw:layer="layout" svg:x="3.133cm" svg:y="2.908cm" svg:width="0.088cm" svg:height="0.143cm" svg:viewBox="0.0 0.0 88.403 143.152" svg:d="M 6341.250 5826.337 C 6315.038 5841.187 6260.325 5862.337 6266.775 5905.237 C 6271.688 5937.974 6327.975 5960.887 6354.525 5960.212 C 6356.550 5934.749 6334.163 5921.399 6331.988 5895.974 C 6329.550 5867.962 6357.975 5841.899 6336.638 5817.074 L 6341.250 5826.337 ">
                    <!-- 6 nodes -->
                  </draw:path>
                </draw:g>
                <!-- id="imagebot_152" -->
              </draw:g>
              <!-- id="imagebot_150" -->
            </draw:g>
            <!-- id="imagebot_149" -->
          </draw:g>
          <!-- id="imagebot_148" -->
          <draw:g id="imagebot_141">
            <draw:g id="imagebot_142">
              <draw:g id="imagebot_143">
                <draw:g id="imagebot_145">
                  <draw:path id="imagebot_146" draw:style-name="style7" draw:layer="layout" svg:x="2.249cm" svg:y="1.368cm" svg:width="0.239cm" svg:height="0.519cm" svg:viewBox="0.0 0.0 239.028 519.524" svg:d="M 4514.621 3050.887 C 4524.746 2948.624 4654.346 2795.699 4738.271 2737.424 C 4710.558 2813.437 4666.496 2895.074 4637.621 2975.962 C 4605.746 3065.362 4530.746 3164.249 4525.571 3256.949 C 4472.021 3195.524 4513.608 3059.399 4532.808 2990.212 L 4514.621 3050.887 ">
                    <!-- 6 nodes -->
                  </draw:path>
                </draw:g>
                <!-- id="imagebot_145" -->
              </draw:g>
              <!-- id="imagebot_143" -->
            </draw:g>
            <!-- id="imagebot_142" -->
          </draw:g>
          <!-- id="imagebot_141" -->
          <draw:g id="imagebot_134">
            <draw:g id="imagebot_135">
              <draw:g id="imagebot_136">
                <draw:g id="imagebot_138">
                  <draw:path id="imagebot_139" draw:style-name="style3" draw:layer="layout" svg:x="2.579cm" svg:y="2.418cm" svg:width="0.083cm" svg:height="0.368cm" svg:viewBox="0.0 0.0 83.587 368.550" svg:d="M 5242.912 5022.075 C 5242.912 5123.887 5224.237 5206.350 5201.174 5206.350 C 5178.074 5206.350 5159.324 5123.887 5159.324 5022.075 C 5159.324 4920.300 5178.074 4837.800 5201.174 4837.800 C 5224.237 4837.800 5242.912 4920.300 5242.912 5022.075 L 5242.912 5022.075 ">
                    <!-- 6 nodes -->
                  </draw:path>
                </draw:g>
                <!-- id="imagebot_138" -->
              </draw:g>
              <!-- id="imagebot_136" -->
            </draw:g>
            <!-- id="imagebot_135" -->
          </draw:g>
          <!-- id="imagebot_134" -->
          <draw:g id="imagebot_127">
            <draw:g id="imagebot_128">
              <draw:g id="imagebot_129">
                <draw:g id="imagebot_131">
                  <draw:path id="imagebot_132" draw:style-name="style3" draw:layer="layout" svg:x="3.645cm" svg:y="2.453cm" svg:width="0.083cm" svg:height="0.368cm" svg:viewBox="0.0 0.0 83.587 368.512" svg:d="M 7374.412 5091.862 C 7374.412 5193.674 7355.700 5276.137 7332.637 5276.137 C 7309.575 5276.137 7290.825 5193.674 7290.825 5091.862 C 7290.825 4990.087 7309.575 4907.624 7332.637 4907.624 C 7355.700 4907.624 7374.412 4990.087 7374.412 5091.862 L 7374.412 5091.862 ">
                    <!-- 6 nodes -->
                  </draw:path>
                </draw:g>
                <!-- id="imagebot_131" -->
              </draw:g>
              <!-- id="imagebot_129" -->
            </draw:g>
            <!-- id="imagebot_128" -->
          </draw:g>
          <!-- id="imagebot_127" -->
          <draw:g id="imagebot_120">
            <draw:g id="imagebot_121">
              <draw:g id="imagebot_122">
                <draw:g id="imagebot_124">
                  <draw:path id="imagebot_125" draw:style-name="style7" draw:layer="layout" svg:x="3.083cm" svg:y="3.774cm" svg:width="0.185cm" svg:height="0.103cm" svg:viewBox="0.0 0.0 185.815 103.856" svg:d="M 6166.499 7564.575 C 6170.437 7566.562 6172.799 7573.612 6178.949 7578.900 C 6193.537 7591.462 6232.312 7590.225 6250.649 7589.137 C 6284.474 7587.300 6323.924 7567.462 6350.774 7549.050 C 6361.837 7579.425 6310.574 7634.100 6284.924 7646.137 C 6263.587 7656.150 6222.524 7655.512 6203.249 7641.150 C 6179.212 7623.187 6181.124 7583.212 6173.512 7557.600 L 6166.499 7564.575 ">
                    <!-- 8 nodes -->
                  </draw:path>
                </draw:g>
                <!-- id="imagebot_124" -->
              </draw:g>
              <!-- id="imagebot_122" -->
            </draw:g>
            <!-- id="imagebot_121" -->
          </draw:g>
          <!-- id="imagebot_120" -->
          <draw:g id="imagebot_113">
            <draw:g id="imagebot_114">
              <draw:g id="imagebot_115">
                <draw:g id="imagebot_117">
                  <draw:path id="imagebot_118" draw:style-name="style7" draw:layer="layout" svg:x="2.552cm" svg:y="5.702cm" svg:width="1.318cm" svg:height="0.190cm" svg:viewBox="0.0 0.0 1318.509 190.801" svg:d="M 5105.250 11465.950 C 5105.250 11465.950 5307.562 11683.937 6188.025 11456.125 C 7068.487 11228.312 5206.387 11852.237 5105.250 11465.950 L 5105.250 11465.950 ">
                    <!-- 4 nodes -->
                  </draw:path>
                </draw:g>
                <!-- id="imagebot_117" -->
              </draw:g>
              <!-- id="imagebot_115" -->
            </draw:g>
            <!-- id="imagebot_114" -->
          </draw:g>
          <!-- id="imagebot_113" -->
          <draw:g id="imagebot_106">
            <draw:g id="imagebot_107">
              <draw:g id="imagebot_108">
                <draw:g id="imagebot_110">
                  <draw:path id="imagebot_111" draw:style-name="style7" draw:layer="layout" svg:x="2.550cm" svg:y="6.811cm" svg:width="0.170cm" svg:height="0.160cm" svg:viewBox="0.0 0.0 170.413 160.836" svg:d="M 5108.502 13716.263 C 5109.290 13720.613 5108.352 13724.588 5105.727 13728.001 C 5130.177 13692.601 5164.490 13595.963 5216.915 13628.926 C 5252.352 13651.238 5274.252 13745.963 5270.502 13783.013 C 5242.752 13756.726 5215.377 13721.851 5171.765 13719.976 C 5150.615 13719.038 5084.615 13756.013 5104.040 13712.513 L 5108.502 13716.263 ">
                    <!-- 7 nodes -->
                  </draw:path>
                </draw:g>
                <!-- id="imagebot_110" -->
              </draw:g>
              <!-- id="imagebot_108" -->
            </draw:g>
            <!-- id="imagebot_107" -->
          </draw:g>
          <!-- id="imagebot_106" -->
          <draw:g id="imagebot_99">
            <draw:g id="imagebot_100">
              <draw:g id="imagebot_101">
                <draw:g id="imagebot_103">
                  <draw:path id="imagebot_104" draw:style-name="style7" draw:layer="layout" svg:x="2.792cm" svg:y="6.786cm" svg:width="0.192cm" svg:height="0.155cm" svg:viewBox="0.0 0.0 192.473 155.695" svg:d="M 5585.706 13729.654 C 5581.806 13700.779 5617.619 13611.717 5643.419 13589.404 C 5670.869 13565.629 5706.869 13571.667 5734.844 13591.504 C 5748.306 13601.067 5789.631 13639.279 5774.669 13658.517 C 5759.031 13678.542 5684.894 13652.254 5658.719 13655.029 C 5644.731 13681.392 5642.031 13731.454 5595.531 13729.054 C 5592.081 13725.004 5586.456 13711.992 5585.856 13707.117 C 5589.419 13703.592 5593.919 13701.004 5599.244 13699.542 L 5585.706 13729.654 ">
                    <!-- 9 nodes -->
                  </draw:path>
                </draw:g>
                <!-- id="imagebot_103" -->
              </draw:g>
              <!-- id="imagebot_101" -->
            </draw:g>
            <!-- id="imagebot_100" -->
          </draw:g>
          <!-- id="imagebot_99" -->
          <draw:g id="imagebot_92">
            <draw:g id="imagebot_93">
              <draw:g id="imagebot_94">
                <draw:g id="imagebot_96">
                  <draw:path id="imagebot_97" draw:style-name="style7" draw:layer="layout" svg:x="3.044cm" svg:y="6.766cm" svg:width="0.182cm" svg:height="0.184cm" svg:viewBox="0.0 0.0 182.794 184.568" svg:d="M 6095.430 13655.849 C 6086.730 13628.549 6124.680 13542.074 6167.430 13532.099 C 6200.917 13564.462 6244.267 13599.374 6261.705 13640.774 C 6271.567 13664.212 6286.005 13720.612 6244.717 13716.449 C 6208.567 13712.774 6198.217 13648.199 6163.117 13647.862 C 6132.630 13647.524 6126.405 13695.599 6091.567 13688.324 C 6090.742 13666.799 6082.155 13641.599 6108.930 13629.487 L 6095.430 13655.849 ">
                    <!-- 8 nodes -->
                  </draw:path>
                </draw:g>
                <!-- id="imagebot_96" -->
              </draw:g>
              <!-- id="imagebot_94" -->
            </draw:g>
            <!-- id="imagebot_93" -->
          </draw:g>
          <!-- id="imagebot_92" -->
          <draw:g id="imagebot_85">
            <draw:g id="imagebot_86">
              <draw:g id="imagebot_87">
                <draw:g id="imagebot_89">
                  <draw:path id="imagebot_90" draw:style-name="style7" draw:layer="layout" svg:x="3.276cm" svg:y="6.721cm" svg:width="0.220cm" svg:height="0.198cm" svg:viewBox="0.0 0.0 220.299 198.825" svg:d="M 6566.617 13641.525 C 6568.492 13585.537 6554.954 13462.275 6637.717 13442.700 C 6663.592 13473.075 6703.904 13486.762 6730.117 13520.100 C 6752.692 13548.675 6775.717 13579.537 6773.654 13614.825 C 6733.979 13606.012 6701.917 13582.425 6662.429 13574.250 C 6650.054 13591.537 6626.204 13608.937 6602.729 13615.237 C 6582.104 13620.825 6533.954 13620.712 6562.079 13592.550 L 6566.617 13641.525 ">
                    <!-- 8 nodes -->
                  </draw:path>
                </draw:g>
                <!-- id="imagebot_89" -->
              </draw:g>
              <!-- id="imagebot_87" -->
            </draw:g>
            <!-- id="imagebot_86" -->
          </draw:g>
          <!-- id="imagebot_85" -->
          <draw:g id="imagebot_78">
            <draw:g id="imagebot_79">
              <draw:g id="imagebot_80">
                <draw:g id="imagebot_82">
                  <draw:path id="imagebot_83" draw:style-name="style7" draw:layer="layout" svg:x="3.624cm" svg:y="6.713cm" svg:width="0.192cm" svg:height="0.167cm" svg:viewBox="0.0 0.0 192.962 167.587" svg:d="M 7266.335 13580.699 C 7259.735 13583.099 7255.723 13585.349 7248.748 13584.262 C 7247.023 13555.912 7274.773 13475.812 7297.948 13453.387 C 7313.773 13437.974 7336.685 13439.174 7356.298 13426.799 C 7383.485 13454.174 7394.960 13485.487 7410.748 13517.774 C 7422.223 13541.474 7453.160 13568.512 7437.110 13594.387 C 7406.923 13579.387 7375.648 13535.962 7342.948 13535.512 C 7310.623 13534.949 7278.710 13592.587 7252.760 13580.699 L 7266.335 13580.699 ">
                    <!-- 9 nodes -->
                  </draw:path>
                </draw:g>
                <!-- id="imagebot_82" -->
              </draw:g>
              <!-- id="imagebot_80" -->
            </draw:g>
            <!-- id="imagebot_79" -->
          </draw:g>
          <!-- id="imagebot_78" -->
          <draw:g id="imagebot_71">
            <draw:g id="imagebot_72">
              <draw:g id="imagebot_73">
                <draw:g id="imagebot_75">
                  <draw:path id="imagebot_76" draw:style-name="style7" draw:layer="layout" svg:x="2.334cm" svg:y="7.049cm" svg:width="0.405cm" svg:height="3.077cm" svg:viewBox="0.0 0.0 405.189 3077.502" svg:d="M 5025.116 14099.100 C 5025.116 14099.100 5206.991 15977.437 4781.966 16961.437 C 4356.941 17945.437 5295.491 15303.487 5025.116 14099.100 L 5025.116 14099.100 ">
                    <!-- 4 nodes -->
                  </draw:path>
                </draw:g>
                <!-- id="imagebot_75" -->
              </draw:g>
              <!-- id="imagebot_73" -->
            </draw:g>
            <!-- id="imagebot_72" -->
          </draw:g>
          <!-- id="imagebot_71" -->
          <draw:g id="imagebot_64">
            <draw:g id="imagebot_65">
              <draw:g id="imagebot_66">
                <draw:g id="imagebot_68">
                  <draw:path id="imagebot_69" draw:style-name="style7" draw:layer="layout" svg:x="2.968cm" svg:y="7.049cm" svg:width="0.387cm" svg:height="3.256cm" svg:viewBox="0.0 0.0 387.224 3256.775" svg:d="M 6000.084 14099.100 C 6000.084 14099.100 6667.622 16078.537 6085.059 17089.049 C 5502.497 18099.562 6881.634 16051.574 6000.084 14099.100 L 6000.084 14099.100 ">
                    <!-- 4 nodes -->
                  </draw:path>
                </draw:g>
                <!-- id="imagebot_68" -->
              </draw:g>
              <!-- id="imagebot_66" -->
            </draw:g>
            <!-- id="imagebot_65" -->
          </draw:g>
          <!-- id="imagebot_64" -->
          <draw:g id="imagebot_57">
            <draw:g id="imagebot_58">
              <draw:g id="imagebot_59">
                <draw:g id="imagebot_61">
                  <draw:path id="imagebot_62" draw:style-name="style7" draw:layer="layout" svg:x="3.499cm" svg:y="7.073cm" svg:width="0.566cm" svg:height="3.246cm" svg:viewBox="0.0 0.0 566.948 3246.345" svg:d="M 6999.000 14146.350 C 6999.000 14146.350 7895.325 16062.225 7433.962 17115.112 C 6972.600 18168.000 8105.175 16017.937 6999.000 14146.350 L 6999.000 14146.350 ">
                    <!-- 4 nodes -->
                  </draw:path>
                </draw:g>
                <!-- id="imagebot_61" -->
              </draw:g>
              <!-- id="imagebot_59" -->
            </draw:g>
            <!-- id="imagebot_58" -->
          </draw:g>
          <!-- id="imagebot_57" -->
          <draw:g id="imagebot_50">
            <draw:g id="imagebot_51">
              <draw:g id="imagebot_52">
                <draw:g id="imagebot_54">
                  <draw:path id="imagebot_55" draw:style-name="style7" draw:layer="layout" svg:x="2.391cm" svg:y="5.722cm" svg:width="0.110cm" svg:height="0.738cm" svg:viewBox="0.0 0.0 110.376 738.771" svg:d="M 4783.500 11445.599 C 4783.500 11445.599 4932.037 11887.387 4884.487 12138.449 C 4836.937 12389.512 4803.187 11533.349 4783.500 11445.599 L 4783.500 11445.599 ">
                    <!-- 4 nodes -->
                  </draw:path>
                </draw:g>
                <!-- id="imagebot_54" -->
              </draw:g>
              <!-- id="imagebot_52" -->
            </draw:g>
            <!-- id="imagebot_51" -->
          </draw:g>
          <!-- id="imagebot_50" -->
          <draw:g id="imagebot_48">
            <draw:path id="imagebot_49" draw:style-name="style3" draw:layer="layout" svg:x="2.911cm" svg:y="4.287cm" svg:width="1.254cm" svg:height="0.641cm" svg:viewBox="0.0 0.0 1254.440 641.701" svg:d="M 6363.422 8612.287 C 6363.422 8612.287 6035.897 8796.674 5848.322 9105.224 C 5660.747 9413.774 6519.834 9031.012 7076.484 8574.974 C 7076.484 8574.974 6385.697 8881.762 6363.422 8612.287 L 6363.422 8612.287 ">
              <!-- 5 nodes -->
            </draw:path>
          </draw:g>
          <!-- id="imagebot_48" -->
          <draw:g id="imagebot_32">
            <draw:g id="imagebot_33">
              <draw:g id="imagebot_34">
                <draw:g id="imagebot_36">
                  <draw:path id="imagebot_37" draw:style-name="style3" draw:layer="layout" svg:x="3.380cm" svg:y="2.209cm" svg:width="1.034cm" svg:height="0.854cm" svg:viewBox="0.0 0.0 1034.437 854.625" svg:d="M 7796.062 4846.575 C 7796.062 5082.562 7564.462 5273.925 7278.824 5273.925 C 6993.224 5273.925 6761.624 5082.562 6761.624 4846.575 C 6761.624 4610.662 6993.224 4419.300 7278.824 4419.300 C 7564.462 4419.300 7796.062 4610.662 7796.062 4846.575 L 7796.062 4846.575 ">
                    <!-- 6 nodes -->
                  </draw:path>
                </draw:g>
                <!-- id="imagebot_36" -->
              </draw:g>
              <!-- id="imagebot_34" -->
            </draw:g>
            <!-- id="imagebot_33" -->
          </draw:g>
          <!-- id="imagebot_32" -->
          <draw:g id="imagebot_21">
            <draw:g id="imagebot_22">
              <draw:g id="imagebot_23">
                <draw:g id="imagebot_25">
                  <draw:path id="imagebot_26" draw:style-name="style1" draw:layer="layout" svg:x="4.458cm" svg:y="6.039cm" svg:width="0.455cm" svg:height="0.172cm" svg:viewBox="0.0 0.0 455.025 172.648" svg:d="M 9367.237 12104.664 C 9216.600 12040.089 8990.100 12119.514 8948.325 12135.151 C 8940.975 12173.439 8930.925 12212.851 8917.725 12252.376 C 9098.625 12186.114 9274.087 12208.314 9360.375 12226.764 C 9365.100 12192.714 9369.225 12157.239 9372.750 12120.226 L 9367.237 12104.664 L 9367.237 12104.664 Z">
                    <!-- 7 nodes -->
                  </draw:path>
                </draw:g>
                <!-- id="imagebot_25" -->
              </draw:g>
              <!-- id="imagebot_23" -->
            </draw:g>
            <!-- id="imagebot_22" -->
          </draw:g>
          <!-- id="imagebot_21" -->
          <draw:g id="imagebot_14">
            <draw:g id="imagebot_15">
              <draw:g id="imagebot_16">
                <draw:g id="imagebot_18">
                  <draw:path id="imagebot_19" draw:style-name="style7" draw:layer="layout" svg:x="4.195cm" svg:y="5.468cm" svg:width="0.074cm" svg:height="0.453cm" svg:viewBox="0.0 0.0 74.932 453.573" svg:d="M 8402.362 10937.501 C 8398.650 10928.913 8492.812 11079.401 8459.925 11330.801 C 8459.925 11330.801 8429.437 11353.301 8391.975 11390.726 C 8391.975 11390.726 8456.212 11062.676 8402.362 10937.501 L 8402.362 10937.501 ">
                    <!-- 5 nodes -->
                  </draw:path>
                </draw:g>
                <!-- id="imagebot_18" -->
              </draw:g>
              <!-- id="imagebot_16" -->
            </draw:g>
            <!-- id="imagebot_15" -->
          </draw:g>
          <!-- id="imagebot_14" -->
          <draw:g id="imagebot_12">
            <draw:path id="imagebot_13" draw:style-name="style0" draw:layer="layout" svg:x="0.000cm" svg:y="5.864cm" svg:width="2.686cm" svg:height="1.122cm" svg:viewBox="0.0 0.0 2686.162 1122.242" svg:d="M 2427.482 11730.763 C 2379.744 11716.138 2273.469 11803.438 2220.632 11838.088 C 2147.282 11886.051 2077.607 11917.101 2004.369 11963.188 C 1784.657 12101.563 1524.107 12154.476 1292.732 12270.426 C 1091.844 12371.076 819.294 12488.638 591.257 12391.026 C 479.094 12343.063 417.594 12237.613 279.144 12279.313 C 324.182 12347.301 389.432 12401.001 419.207 12477.838 C 446.657 12548.713 237.669 12534.351 216.257 12529.551 C 165.744 12518.263 29.807 12457.251 2.507 12528.988 C -20.930 12590.601 126.932 12706.888 167.169 12740.151 C 255.107 12812.863 371.994 12870.276 491.394 12845.526 C 608.432 12821.263 695.019 12729.763 812.019 12703.588 C 952.869 12672.051 1099.157 12671.301 1242.557 12657.201 C 1603.869 12621.763 1922.657 12570.613 2238.407 12392.751 C 2356.419 12326.413 2476.569 12286.888 2594.769 12226.213 C 2716.157 12164.038 2704.194 12071.301 2631.182 11949.013 C 2572.832 11851.326 2522.169 11743.813 2427.482 11730.763 L 2427.482 11730.763 ">
              <!-- 18 nodes -->
            </draw:path>
          </draw:g>
          <!-- id="imagebot_12" -->
          <draw:g id="imagebot_10">
            <draw:path id="imagebot_11" draw:style-name="style3" draw:layer="layout" svg:x="1.878cm" svg:y="5.722cm" svg:width="0.864cm" svg:height="0.755cm" svg:viewBox="0.0 0.0 864.472 755.307" svg:d="M 4269.960 11445.599 C 4269.960 11445.599 4263.435 11509.687 3879.885 11762.812 C 3496.335 12015.937 4117.635 11923.912 4255.747 12200.099 C 4255.747 12200.099 4319.085 12232.762 4621.072 11882.737 C 4621.072 11882.737 4452.997 11542.649 4269.960 11445.599 L 4269.960 11445.599 ">
              <!-- 6 nodes -->
            </draw:path>
          </draw:g>
          <!-- id="imagebot_10" -->
          <draw:g id="imagebot_3">
            <draw:g id="imagebot_4">
              <draw:g id="imagebot_5">
                <draw:g id="imagebot_7">
                  <draw:path id="imagebot_8" draw:style-name="style1" draw:layer="layout" svg:x="1.954cm" svg:y="6.083cm" svg:width="0.406cm" svg:height="0.433cm" svg:viewBox="0.0 0.0 406.199 433.162" svg:d="M 3909.750 12214.387 C 4062.037 12281.587 4173.262 12495.787 4225.650 12599.587 C 4255.612 12584.249 4285.612 12569.699 4315.687 12556.312 L 4315.950 12555.787 C 4268.362 12364.124 3994.200 12167.962 3992.025 12166.424 C 3978.075 12174.487 3964.200 12182.399 3950.062 12191.324 C 3936.937 12199.612 3923.137 12206.662 3909.750 12214.387 L 3909.750 12214.387 ">
                    <!-- 8 nodes -->
                  </draw:path>
                </draw:g>
                <!-- id="imagebot_7" -->
              </draw:g>
              <!-- id="imagebot_5" -->
            </draw:g>
            <!-- id="imagebot_4" -->
          </draw:g>
          <!-- id="imagebot_3" -->
        </draw:g>
        <!-- id="imagebot_2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Mon Nov 25 19:47:10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9dec5" draw:fill-opacity="100,000%" draw:stroke="none"/>
    </style:style>
    <style:style style:name="style1" style:family="graphic" style:parent-style-name="standard">
      <style:graphic-properties draw:fill="solid" draw:fill-color="#000000" draw:fill-opacity="100,000%" draw:stroke="none"/>
    </style:style>
    <style:style style:name="style2" style:family="graphic" style:parent-style-name="standard">
      <style:graphic-properties draw:fill="none" draw:stroke="solid" svg:stroke-width="0,000pt" svg:stroke-color="#000000" svg:stroke-opacity="100,000%"/>
    </style:style>
    <style:style style:name="style3" style:family="graphic" style:parent-style-name="standard">
      <style:graphic-properties draw:fill="solid" draw:fill-color="#ffffff" draw:fill-opacity="100,000%" draw:stroke="none"/>
    </style:style>
    <style:style style:name="style4" style:family="graphic" style:parent-style-name="standard">
      <style:graphic-properties draw:fill="none" draw:stroke="none"/>
    </style:style>
    <svg:linearGradient id="gradient0_g" draw:name="gradient0_g" draw:display-name="imported linear 1" svg:gradientUnits="objectBoundingBox" svg:x1="0.000cm" svg:y1="0.000cm" svg:x2="0.030cm" svg:y2="0.030cm">
      <svg:stop svg:stop-color="#e92d28" svg:stop-opacity="99.60937%" svg:offset="0"/>
      <svg:stop svg:stop-color="#6d0018" svg:stop-opacity="99.60937%" svg:offset="1"/>
    </svg:linearGradient>
    <style:style style:name="gradient0" style:family="graphic" style:parent-style-name="standard">
      <style:graphic-properties draw:fill="gradient" draw:fill-gradient-name="gradient0_g" draw:textarea-horizontal-align="center" draw:textarea-vertical-align="middle"/>
    </style:style>
    <style:style style:name="style5" style:family="graphic" style:parent-style-name="standard">
      <style:graphic-properties draw:fill="solid" draw:fill-color="#ed1c24" draw:fill-opacity="100,000%" draw:stroke="none"/>
    </style:style>
    <style:style style:name="style6" style:family="graphic" style:parent-style-name="standard">
      <style:graphic-properties draw:fill="solid" draw:fill-color="#003f7f" draw:fill-opacity="100,000%" draw:stroke="none"/>
    </style:style>
    <style:style style:name="style7" style:family="graphic" style:parent-style-name="standard">
      <style:graphic-properties draw:fill="solid" draw:fill-color="#f15a24" draw:fill-opacity="100,000%" draw:stroke="none"/>
    </style:style>
    <svg:linearGradient id="gradient1_g" draw:name="gradient1_g" draw:display-name="imported linear 2" svg:gradientUnits="objectBoundingBox" svg:x1="0.000cm" svg:y1="0.000cm" svg:x2="0.030cm" svg:y2="0.030cm">
      <svg:stop svg:stop-color="#e92d28" svg:stop-opacity="99.60937%" svg:offset="0"/>
      <svg:stop svg:stop-color="#6d0018" svg:stop-opacity="99.60937%" svg:offset="1"/>
    </svg:linearGradient>
    <style:style style:name="gradient1" style:family="graphic" style:parent-style-name="standard">
      <style:graphic-properties draw:fill="gradient" draw:fill-gradient-name="gradient1_g" draw:textarea-horizontal-align="center" draw:textarea-vertical-align="middl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Mon Nov 25 19:47:10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dc:publisher>Openclipart</dc:publisher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